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765800005108D95D084E.svm"/>
  <manifest:file-entry manifest:media-type="" manifest:full-path="Pictures/200000070000642200005AE3C2A49E69.svm"/>
  <manifest:file-entry manifest:media-type="" manifest:full-path="Pictures/20000007000076C2000050B95AE845DD.svm"/>
  <manifest:file-entry manifest:media-type="" manifest:full-path="Pictures/2000000700007B0D00005A75E08E687A.svm"/>
  <manifest:file-entry manifest:media-type="" manifest:full-path="Pictures/2000000700007608000050EE80892C90.svm"/>
  <manifest:file-entry manifest:media-type="" manifest:full-path="Pictures/200000070000763D000051086AABD4C3.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ans-serif"/>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P2" style:family="paragraph" style:parent-style-name="Footer">
      <style:paragraph-properties fo:text-align="center" style:justify-single-word="false"/>
    </style:style>
    <style:style style:name="P3" style:family="paragraph" style:parent-style-name="Heading">
      <style:text-properties fo:font-size="22pt" fo:font-weight="bold" style:font-size-asian="22pt" style:font-weight-asian="bold" style:font-size-complex="22pt" style:font-weight-complex="bold"/>
    </style:style>
    <style:style style:name="P4" style:family="paragraph" style:parent-style-name="Contents_20_3">
      <style:paragraph-properties>
        <style:tab-stops>
          <style:tab-stop style:position="16.002cm" style:type="right" style:leader-style="dotted" style:leader-text="."/>
        </style:tab-stops>
      </style:paragraph-properties>
    </style:style>
    <style:style style:name="P5" style:family="paragraph" style:parent-style-name="Contents_20_1">
      <style:paragraph-properties>
        <style:tab-stops>
          <style:tab-stop style:position="17cm" style:type="right" style:leader-style="dotted" style:leader-text="."/>
        </style:tab-stops>
      </style:paragraph-properties>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Heading_20_1">
      <style:paragraph-properties fo:break-before="page"/>
    </style:style>
    <style:style style:name="P8" style:family="paragraph" style:parent-style-name="Text_20_body" style:list-style-name="L1"/>
    <style:style style:name="P9" style:family="paragraph" style:parent-style-name="Text_20_body" style:list-style-name="L2"/>
    <style:style style:name="P10" style:family="paragraph" style:parent-style-name="Text_20_body" style:list-style-name="L3"/>
    <style:style style:name="P11" style:family="paragraph" style:parent-style-name="Text_20_body" style:list-style-name="L4"/>
    <style:style style:name="P12" style:family="paragraph" style:parent-style-name="Text_20_body" style:list-style-name="L5"/>
    <style:style style:name="P13" style:family="paragraph" style:parent-style-name="Text_20_body" style:list-style-name="L6"/>
    <style:style style:name="P14" style:family="paragraph" style:parent-style-name="Text_20_body" style:list-style-name="L7"/>
    <style:style style:name="P15" style:family="paragraph" style:parent-style-name="Text_20_body" style:list-style-name="L8"/>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1"/>
    <style:style style:name="P19" style:family="paragraph" style:parent-style-name="Text_20_body" style:list-style-name="L12"/>
    <style:style style:name="P20" style:family="paragraph" style:parent-style-name="Text_20_body" style:list-style-name="L13"/>
    <style:style style:name="P21" style:family="paragraph" style:parent-style-name="Text_20_body" style:list-style-name="L14"/>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383cm" fo:text-indent="-0.635cm" fo:margin-left="1.38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8cm" fo:text-indent="-0.635cm" fo:margin-left="2.01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3cm" fo:text-indent="-0.635cm" fo:margin-left="2.65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8cm" fo:text-indent="-0.635cm" fo:margin-left="3.28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3cm" fo:text-indent="-0.635cm" fo:margin-left="3.92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8cm" fo:text-indent="-0.635cm" fo:margin-left="4.55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3cm" fo:text-indent="-0.635cm" fo:margin-left="5.1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8cm" fo:text-indent="-0.635cm" fo:margin-left="5.82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3cm" fo:text-indent="-0.635cm" fo:margin-left="6.46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8cm" fo:text-indent="-0.635cm" fo:margin-left="7.098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nericRest. Version 1.0.0</text:p>
      <text:p text:style-name="Text_20_body">Autor: Andrés García Meroño</text:p>
      <text:p text:style-name="Text_20_body">Fecha: 20/10/2016</text:p>
      <text:p text:style-name="Text_20_body"/>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 de contenido</text:p>
          </text:index-title>
          <text:p text:style-name="P5">Introducción<text:tab/>1</text:p>
          <text:p text:style-name="P5">Alta de un servicio<text:tab/>2</text:p>
          <text:p text:style-name="P5">Servicios que despliega<text:tab/>4</text:p>
          <text:p text:style-name="P6">Tipos de servicios<text:tab/>4</text:p>
          <text:p text:style-name="P6">Operaciones del servicio<text:tab/>4</text:p>
          <text:p text:style-name="P4">@GET ("/:table")<text:tab/>4</text:p>
          <text:p text:style-name="P4">@GET ("/:table/count")<text:tab/>5</text:p>
          <text:p text:style-name="P4">@GET ("/:table/:id(.*)")<text:tab/>5</text:p>
          <text:p text:style-name="P4">@POST ("/:table")<text:tab/>5</text:p>
          <text:p text:style-name="P4">@DELETE ("/:table/:id(.*)")<text:tab/>6</text:p>
          <text:p text:style-name="P4">@PUT ("/:table/:id(.*)")<text:tab/>6</text:p>
          <text:p text:style-name="P6">Otros servicios adicionales<text:tab/>6</text:p>
          <text:p text:style-name="P4">@GET ("/mapperinfotable/:table")<text:tab/>6</text:p>
          <text:p text:style-name="P4">@GET ("/mapperinfolist")<text:tab/>7</text:p>
          <text:p text:style-name="P4">@GET ("/_inituser")<text:tab/>7</text:p>
          <text:p text:style-name="P4">@GET ("/_getuser")<text:tab/>7</text:p>
          <text:p text:style-name="P6">Sintaxis de fields<text:tab/>7</text:p>
          <text:p text:style-name="P6">Sintaxis de filtro<text:tab/>8</text:p>
          <text:p text:style-name="P6">Sintaxis de SEC_INFO<text:tab/>9</text:p>
          <text:p text:style-name="P6">Sintaxis de mapperInfo dentro del fichero Spring para info y secInfo<text:tab/>9</text:p>
          <text:p text:style-name="P5">Estructura de clases<text:tab/>10</text:p>
          <text:p text:style-name="P6">Acerca de los Resolvers<text:tab/>11</text:p>
          <text:p text:style-name="P6">Acerca de los SecurityResolvers<text:tab/>11</text:p>
        </text:index-body>
      </text:table-of-content>
      <text:p text:style-name="Text_20_body"/>
      <text:h text:style-name="Heading_20_1" text:outline-level="1">Introducción</text:h>
      <text:p text:style-name="Text_20_body">Este documento explica de forma básica el funcionamiento y configuración de GenericRest.</text:p>
      <text:p text:style-name="Text_20_body"/>
      <text:h text:style-name="P7" text:outline-level="1">Alta de un servicio</text:h>
      <text:p text:style-name="Text_20_body">La pantalla de un servicio facilita su mantenimiento. Desde aquí se define el servicio REST, su comportamiento y la seguridad de acceso al servicio como de los datos a los que se puede acceder.</text:p>
      <text:p text:style-name="Text_20_body"><draw:frame draw:style-name="fr1" draw:name="gráficos1" text:anchor-type="paragraph" svg:x="0.041cm" svg:y="0.171cm" svg:width="16.815cm" svg:height="20.987cm" draw:z-index="0"><draw:image xlink:href="Pictures/200000070000642200005AE3C2A49E69.svm" xlink:type="simple" xlink:show="embed" xlink:actuate="onLoad"/></draw:frame><text:soft-page-break/>A continuación se describe cada uno de los campos:</text:p>
      <text:list xml:id="list2877030347350502630" text:style-name="L1">
        <text:list-item>
          <text:p text:style-name="P8">TABLE_NAME: nombre público del servicio. Es la etiqueta con la que se identifica cada servicio.</text:p>
        </text:list-item>
        <text:list-item>
          <text:p text:style-name="P8">NEW_TABLE_NAME: (obligatorio) permite cambiar el nombre del servicio.</text:p>
        </text:list-item>
        <text:list-item>
          <text:p text:style-name="P8">FINAL_TABLE: para servicios CRUD básicos de una tabla, es el nombre real de la tabla que se está maepando. Si se deja en blanco equivale a TABLE_NAME.</text:p>
        </text:list-item>
        <text:list-item>
          <text:p text:style-name="P8">TYPE: tipo de servicio. Dependiendo de este valor el servicio se comporta como un CRUD (campo en blanco), una llamada a una función (valor FUNCTION) o una llamada a un procedimiento (PROCEDURE). Este campo afecta a los métodos que expone el servicio.</text:p>
        </text:list-item>
        <text:list-item>
          <text:p text:style-name="P8">FIELDS: (obligatorio) lista de campos separada por comas de la definición de los campos del servicio. Permite definir también el tipo de dato y su longitud y cómo se intercambia la información desde o hacia el servicio. Ver apartado "Sintaxis de fields".</text:p>
        </text:list-item>
        <text:list-item>
          <text:p text:style-name="P8">KEYS: (obligatorio) lista de campos separada por comas de los que identifican la clave primaria de un registro.</text:p>
        </text:list-item>
        <text:list-item>
          <text:p text:style-name="P8">SEPARATOR: carácter que se usa para separar los diferentes campos de la clave primaria al invoar el servicio REST. Por defecto es '/'. Útil en aquellos casos donde algún campo de la clave primaria pueda contener el carácter '/'.</text:p>
        </text:list-item>
        <text:list-item>
          <text:p text:style-name="P8">RESOLVER: clase java que implementa cómo acceder a los datos. Por defecto es el defaultResolver de la configuración Spring.</text:p>
        </text:list-item>
        <text:list-item>
          <text:p text:style-name="P8">SEC_RESOLVER: clase java que implementa la seguridad de acceso a los datos. Por defecto es el defaultSecResolver de la configuración Spring.</text:p>
        </text:list-item>
        <text:list-item>
          <text:p text:style-name="P8">SEC_INFO: contiene la definición de la seguridad. Ver sintaxis SEC_INFO.</text:p>
        </text:list-item>
        <text:list-item>
          <text:p text:style-name="P8">SELECT_VALUE, INSERT_VALUE, UPDATE_VALUE, DELETE_VALUE: sobreescribe la implementación por defecto del resolver. Pudiendo escribir las diferentes cláusulas para un servicio tipo CRUD, o la llamada al un PL/SQL para un servicio de tipo procedure o function.</text:p>
          <text:p text:style-name="P8">SELECT_VALUE se comprueba al arrancar el servidor o al recargal los servicios para verificar que la definición del campo FIELDS es compatible y no se ha cometido un error sintáctico. Esto implica que la definición de SELECT_VALUE es estática y no depende del usuario que la ejecuta. Por lo que no es aconsejable utilizar la sintaxis de Mybatis aqui.</text:p>
          <text:p text:style-name="P8">En el caso de un procedure o función SELECT_VALUE es el campo donde se almacena el código PL/SQL y no se realiza comprobación alguna, por lo que el servicio puede fallar en tiempo de ejecución. El resto de campos no tienen asociada ninguna funcionalidad y deberían estar en blanco.</text:p>
        </text:list-item>
        <text:list-item>
          <text:p text:style-name="P8">SELECT_FILTER: Permite modificar la cláusula SELECT_VALUE de un servicio tipo CRUD con datos dinámicos en tiempo de ejecución, es decir, permite modificar los datos que devuelve el servicio en función del usuario que lo ejecuta. Aquí es normal utilizar la sintaxis de Mybatis para acceder a los metadatos del usuario.</text:p>
        </text:list-item>
      </text:list>
      <text:p text:style-name="Text_20_body"/>
      <text:h text:style-name="P7" text:outline-level="1">Servicios que despliega</text:h>
      <text:p text:style-name="Text_20_body">Hay tres tipos de servicios: CRUD, PROCEDURE y FUNCTION, dependiendo del tipo de servicio la configuración REST variará y las operaciones que muestra son diferentes.</text:p>
      <text:p text:style-name="Text_20_body"/>
      <text:h text:style-name="Heading_20_2" text:outline-level="2">Tipos de servicios</text:h>
      <text:list xml:id="list6823102211616613392" text:style-name="L2">
        <text:list-item>
          <text:p text:style-name="P9"><text:span text:style-name="T1">CRUD: </text:span>Este se caracteriza porque no tiene tipo, es el tipo por defecto. Despliega un servicio REST con las operaciones de crear, ver, editar y borrar.</text:p>
        </text:list-item>
      </text:list>
      <text:p text:style-name="Text_20_body"/>
      <text:list xml:id="list30513091" text:continue-numbering="true" text:style-name="L2">
        <text:list-item>
          <text:list>
            <text:list-item>
              <text:p text:style-name="P9">Ejemplo de servicio CRUD simple sin configuración de las consultas</text:p>
            </text:list-item>
          </text:list>
        </text:list-item>
      </text:list>
      <text:p text:style-name="Text_20_body"><draw:frame draw:style-name="fr2" draw:name="gráficos4" text:anchor-type="paragraph" svg:width="17cm" svg:height="11.65cm" draw:z-index="5"><draw:image xlink:href="Pictures/200000070000763D000051086AABD4C3.svm"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text:soft-page-break/></text:p>
      <text:list xml:id="list30510143" text:continue-numbering="true" text:style-name="L2">
        <text:list-item>
          <text:list>
            <text:list-item>
              <text:p text:style-name="P9">Ejemplo de servicio CRUD complejo, en el cual se configuran las consultas</text:p>
              <text:p text:style-name="P9"><draw:frame draw:style-name="fr3" draw:name="gráficos5" text:anchor-type="paragraph" svg:width="15.73cm" svg:height="10.786cm" draw:z-index="4"><draw:image xlink:href="Pictures/2000000700007608000050EE80892C90.svm" xlink:type="simple" xlink:show="embed" xlink:actuate="onLoad"/></draw:frame></text:p>
            </text:list-item>
          </text:list>
        </text:list-item>
        <text:list-item>
          <text:p text:style-name="P9">PROCEDURE: El valor del campo TYPE es "PROCEDURE" permite la ejecución de un código PL/SQL, normalmente una llamada a un procedimiento. Este tipo de operación de devuelve un valor.</text:p>
          <text:p text:style-name="P9"><draw:frame draw:style-name="fr4" draw:name="gráficos6" text:anchor-type="paragraph" svg:width="14.718cm" svg:height="9.001cm" draw:z-index="2"><draw:image xlink:href="Pictures/20000007000076C2000050B95AE845DD.svm" xlink:type="simple" xlink:show="embed" xlink:actuate="onLoad"/></draw:frame><text:soft-page-break/></text:p>
        </text:list-item>
        <text:list-item>
          <text:p text:style-name="P9">FUNCTION: El valor del campo TYPE es "FUNCTION" permite la ejecución de un código PL/SQL, normalmente la llamada a una función, el resultado se pasa a la salida sin procesar.</text:p>
          <text:p text:style-name="P9"><draw:frame draw:style-name="fr3" draw:name="gráficos3" text:anchor-type="paragraph" svg:width="16.365cm" svg:height="11.204cm" draw:z-index="3"><draw:image xlink:href="Pictures/200000070000765800005108D95D084E.svm" xlink:type="simple" xlink:show="embed" xlink:actuate="onLoad"/></draw:frame></text:p>
        </text:list-item>
      </text:list>
      <text:p text:style-name="Text_20_body"/>
      <text:h text:style-name="Heading_20_2" text:outline-level="2">Operaciones del servicio</text:h>
      <text:h text:style-name="Heading_20_3" text:outline-level="3">@GET ("/:table")</text:h>
      <text:p text:style-name="Text_20_body">Consulta de datos con selección de campos, paginación, ordenación, búsqueda full-text, búsqueda avanzada y formato de los datos devueltos.</text:p>
      <text:p text:style-name="Text_20_body"/>
      <text:p text:style-name="Text_20_body">PathParam:</text:p>
      <text:list xml:id="list3836443755781200412" text:style-name="L3">
        <text:list-item>
          <text:p text:style-name="P10">table: nombre del servicio, que es el valor del campo TABLE_NAME.</text:p>
        </text:list-item>
      </text:list>
      <text:p text:style-name="Text_20_body">QueryParams:</text:p>
      <text:list xml:id="list5074755870462113971" text:style-name="L4">
        <text:list-item>
          <text:p text:style-name="P11">filter: permite seleccionar aquellos registros que cumplan una condición. Ver sintaxis de filtro. Por defecto no hay.</text:p>
        </text:list-item>
        <text:list-item>
          <text:p text:style-name="P11">limit: cantidad de registros que devuelve el servicio, por defecto 30.</text:p>
        </text:list-item>
        <text:list-item>
          <text:p text:style-name="P11">offset: a partir de qué registro devuelve los datos. Por defecto 0.</text:p>
        </text:list-item>
        <text:list-item>
          <text:p text:style-name="P11">orderby: lista de columnas separada por comas de los campos a ordenar.</text:p>
        </text:list-item>
        <text:list-item>
          <text:p text:style-name="P11"><text:soft-page-break/>order: lista de sentido de ordenación separada por comas (sólo ASC y DESC).</text:p>
        </text:list-item>
        <text:list-item>
          <text:p text:style-name="P11">fields: lista de campos separada por comas o '*' para todos. Por defecto '*'.</text:p>
        </text:list-item>
        <text:list-item>
          <text:p text:style-name="P11">format: formato de salida de los datos (JSON, XLS, CSV, HTML, TXT). Por defecto JSON.</text:p>
        </text:list-item>
      </text:list>
      <text:p text:style-name="Text_20_body">ReturnData: dependiendo del valor de format cambia el content-type:</text:p>
      <text:list xml:id="list3601505132257411360" text:style-name="L5">
        <text:list-item>
          <text:p text:style-name="P12">JSON: un array con el resultSet asociado a la consulta.</text:p>
        </text:list-item>
        <text:list-item>
          <text:p text:style-name="P12">XLS: los datos vienen en formato excel.</text:p>
        </text:list-item>
        <text:list-item>
          <text:p text:style-name="P12">CSV: los datos vienen separados por comas, una linea por registro.</text:p>
        </text:list-item>
        <text:list-item>
          <text:p text:style-name="P12">HTML: los datos vienen formateados usando TABLE, TR, TD en html.</text:p>
        </text:list-item>
        <text:list-item>
          <text:p text:style-name="P12">TXT: los datos vienen en texto separados por comas.</text:p>
        </text:list-item>
      </text:list>
      <text:p text:style-name="Text_20_body"/>
      <text:h text:style-name="Heading_20_3" text:outline-level="3">@GET ("/:table/count")</text:h>
      <text:p text:style-name="Text_20_body">Devuelve la cantidad de registros que cumplen la condición. Se le debe pasar los mismos valores que el servicio de consulta para que el resultado sea coherente con los datos mostrados.</text:p>
      <text:p text:style-name="Text_20_body"/>
      <text:p text:style-name="Text_20_body">PathParam:</text:p>
      <text:list xml:id="list1920667646636823058" text:style-name="L6">
        <text:list-item>
          <text:p text:style-name="P13">table: nombre del servicio, que el valor del campo TABLE_NAME.</text:p>
        </text:list-item>
      </text:list>
      <text:p text:style-name="Text_20_body">QueryParam:</text:p>
      <text:list xml:id="list1593814569187810308" text:style-name="L7">
        <text:list-item>
          <text:p text:style-name="P14">filter: igual que en el servicio de consulta.</text:p>
        </text:list-item>
      </text:list>
      <text:p text:style-name="Text_20_body">ReturnData: un JSON tipo object con una propiedad "count" con el resultado. (ej: { count: 12345 })</text:p>
      <text:p text:style-name="Text_20_body"/>
      <text:h text:style-name="Heading_20_3" text:outline-level="3">@GET ("/:table/:id(.*)")</text:h>
      <text:p text:style-name="Text_20_body">Devuelve un registro concreto en función de su clave primaria.</text:p>
      <text:p text:style-name="Text_20_body"/>
      <text:p text:style-name="Text_20_body">PathParam:</text:p>
      <text:list xml:id="list2624436503978399402"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un JSON tipo object con el registro asociado a la clave primaria.</text:p>
      <text:p text:style-name="Text_20_body"/>
      <text:p text:style-name="Text_20_body">Si la consulta devuelve más de un valor retorna un error.</text:p>
      <text:p text:style-name="Text_20_body">El contenido de la clave primaria no puede contener el campo SEPARADOR, por ello hay que seleccionar otro valor si una campo de la clave primaria puede contener el caracter de SEPARADOR.</text:p>
      <text:p text:style-name="Text_20_body"/>
      <text:h text:style-name="Heading_20_3" text:outline-level="3"><text:soft-page-break/>@POST ("/:table")</text:h>
      <text:p text:style-name="Text_20_body">Realiza una inserción de un nuevo registro o la ejecución de una operación PL/SQL.</text:p>
      <text:p text:style-name="Text_20_body"/>
      <text:p text:style-name="Text_20_body">PathParam:</text:p>
      <text:list xml:id="list7011037970962767478" text:style-name="L9">
        <text:list-item>
          <text:p text:style-name="P16">table: nombre del servicio.</text:p>
        </text:list-item>
      </text:list>
      <text:p text:style-name="Text_20_body">Body: objeto JSON con los datos del nuevo registro.</text:p>
      <text:p text:style-name="Text_20_body">ResultData: en caso de servicios tipo CRUD devuelve el mismo objeto JSON que se pasa en el body. En otro caso el valor que devuelve la llamada PL/SQL. </text:p>
      <text:p text:style-name="Text_20_body"/>
      <text:h text:style-name="Heading_20_3" text:outline-level="3">@DELETE ("/:table/:id(.*)")</text:h>
      <text:p text:style-name="Text_20_body">Borra un registro de datos según su clave primaria.</text:p>
      <text:p text:style-name="Text_20_body"/>
      <text:p text:style-name="Text_20_body">PathParam:</text:p>
      <text:list xml:id="list30500455" text:continue-list="list2624436503978399402"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ReturnData: Este servicio sólo responde un codigo de estado 200.</text:p>
      <text:p text:style-name="Text_20_body"/>
      <text:p text:style-name="Text_20_body"><text:span text:style-name="T2">NOTA</text:span>: aquí la lista de ids puede ser incompleta o <text:span text:style-name="T2">NULA</text:span>, lo que permite eliminar elementos que comparten parte de la clave primaria o incluso <text:span text:style-name="T2">TODOS</text:span> los datos si no se aporta id's.</text:p>
      <text:p text:style-name="Text_20_body"/>
      <text:h text:style-name="Heading_20_3" text:outline-level="3">@PUT ("/:table/:id(.*)")</text:h>
      <text:p text:style-name="Text_20_body">Actualiza un registro de datos según su clave primaria.</text:p>
      <text:p text:style-name="Text_20_body"/>
      <text:p text:style-name="Text_20_body">PathParam:</text:p>
      <text:list xml:id="list30500151" text:continue-numbering="true" text:style-name="L8">
        <text:list-item>
          <text:p text:style-name="P15">table: nombre del servicio.</text:p>
        </text:list-item>
        <text:list-item>
          <text:p text:style-name="P15">id: lista de valores separados por el campo SEPARATOR uno por cada valor de la clave primaria en el orden en el que se definió en el campo KEYS.</text:p>
        </text:list-item>
      </text:list>
      <text:p text:style-name="Text_20_body">Body: objeto JSON con los datos del registro.</text:p>
      <text:p text:style-name="Text_20_body">ReturnData: devuelve el mismo objeto JSON que se pasa en el body.</text:p>
      <text:p text:style-name="Text_20_body"/>
      <text:p text:style-name="Text_20_body">Este servicio permite cambiar la clave primaria. En la lista de id's se identifica la cláusula WHERE mientras que en body se identifica la cláusula SET.</text:p>
      <text:p text:style-name="Text_20_body"/>
      <text:p text:style-name="Text_20_body"><text:span text:style-name="T2">NOTA</text:span>: aquí la lista de ids puede ser incompleta, lo que permite actualizar elementos que <text:soft-page-break/>comparten parte de la clave primaria.</text:p>
      <text:p text:style-name="Text_20_body"/>
      <text:h text:style-name="Heading_20_2" text:outline-level="2">Otros servicios adicionales</text:h>
      <text:h text:style-name="Heading_20_3" text:outline-level="3">@GET ("/mapperinfotable/:table")</text:h>
      <text:p text:style-name="Text_20_body">Devuelve los metadatos del servicio: tipo, nombre, fields, keys, ....</text:p>
      <text:p text:style-name="Text_20_body"/>
      <text:p text:style-name="Text_20_body"/>
      <text:h text:style-name="Heading_20_3" text:outline-level="3">@GET ("/mapperinfolist")</text:h>
      <text:p text:style-name="Text_20_body">Devuelve una lista de los servicios desplegados</text:p>
      <text:p text:style-name="Text_20_body"/>
      <text:h text:style-name="Heading_20_3" text:outline-level="3">@GET ("/_inituser")</text:h>
      <text:p text:style-name="Text_20_body">Devuelve el objeto User de la llamada a UserDao.initUser.</text:p>
      <text:p text:style-name="Text_20_body"/>
      <text:p text:style-name="Text_20_body">Este método obtiene el login/id del usuario llamando a UserDao.getLogin, y le pasa como parámetro el nombre de la aplicación que tiene desplegado GenericRest.</text:p>
      <text:p text:style-name="Text_20_body"/>
      <text:p text:style-name="Text_20_body">La llamada a este método invalida la caché y actualiza los atributos/metadatos del usuario sin que tenga que volver a logearse.</text:p>
      <text:p text:style-name="Text_20_body"/>
      <text:h text:style-name="Heading_20_3" text:outline-level="3">@GET ("/_getuser")</text:h>
      <text:p text:style-name="Text_20_body">Devuelve el objeto User de la llamda a UserDao.getUser.</text:p>
      <text:p text:style-name="Text_20_body"/>
      <text:p text:style-name="Text_20_body">Este método obtiene el login/id del usuario llamando a UserDao.getLogin, y le pasa como parámetro el nombre de la aplicación que tiene desplegado GenericRest.</text:p>
      <text:p text:style-name="Text_20_body"/>
      <text:h text:style-name="Heading_20_2" text:outline-level="2">Sintaxis de fields</text:h>
      <text:p text:style-name="Text_20_body">fields -&gt; * | campo | fields ',' fields</text:p>
      <text:p text:style-name="Text_20_body">campo -&gt; field <text:s/>[ ':' descripcion ] [ '#' tipo ]</text:p>
      <text:p text:style-name="Text_20_body">field -&gt; [_0-9A-Za-z]* [ '-' ]</text:p>
      <text:p text:style-name="Text_20_body">descripcion -&gt; [_0-9A-Za-z]*</text:p>
      <text:p text:style-name="Text_20_body">tipo -&gt; T [ '#' size ] | N | F | D | S [ '#' secuenceName ]</text:p>
      <text:p text:style-name="Text_20_body">size -&gt; [0-9]*</text:p>
      <text:p text:style-name="Text_20_body">secuenceName -&gt; [_0-9A-Za-z]*</text:p>
      <text:p text:style-name="Text_20_body"><text:soft-page-break/></text:p>
      <text:p text:style-name="Text_20_body">Fields puede contener únicamente el símbolo '*' para denotar todos los campos resultantes de la ejecución de la consulta, o puede ser una lista parcial de columnas y terminada en '*' para poder especificar diferentes funcionalidades para algunos campos. </text:p>
      <text:p text:style-name="Text_20_body"/>
      <text:p text:style-name="Text_20_body">Si field acaba en '-' significa que no se tiene en cuenta para el full-text.</text:p>
      <text:p text:style-name="Text_20_body"/>
      <text:p text:style-name="Text_20_body">Los tipos de datos son:</text:p>
      <text:list xml:id="list5638498751567686260" text:style-name="L10">
        <text:list-item>
          <text:p text:style-name="P17">T: texto, permite definir el tamaño.</text:p>
        </text:list-item>
        <text:list-item>
          <text:p text:style-name="P17">N: numero</text:p>
        </text:list-item>
        <text:list-item>
          <text:p text:style-name="P17">F, D: Fecha y Date, el primero con tiempo, el segundo sin tiempo, sólo fecha.</text:p>
        </text:list-item>
        <text:list-item>
          <text:p text:style-name="P17">S: secuencia de base de datos, viene acompañada del nombre de la secuencia.</text:p>
        </text:list-item>
      </text:list>
      <text:p text:style-name="Text_20_body"/>
      <text:p text:style-name="Text_20_body">Cuando Estos tipos de datos se mapean según el driver con los diferentes tipos de datos que hay en la base de datos:</text:p>
      <text:list xml:id="list2808316347074852311" text:style-name="L11">
        <text:list-item>
          <text:p text:style-name="P18">T: CHAR, VARCHAR, VARCHAR2.</text:p>
        </text:list-item>
        <text:list-item>
          <text:p text:style-name="P18">F: DATE, DATETIME, TIMESTAMP.</text:p>
        </text:list-item>
        <text:list-item>
          <text:p text:style-name="P18">N: LONG, LONG RAW, NUMBER, DECIMAL, INT, DOUBLE.</text:p>
        </text:list-item>
      </text:list>
      <text:p text:style-name="Text_20_body"/>
      <text:p text:style-name="Text_20_body">El tipo de dato 'D' es equivalente a 'F' salvo que transforma la entrada y salida de datos al formato de sólo fecha.</text:p>
      <text:p text:style-name="Text_20_body"/>
      <text:h text:style-name="Heading_20_2" text:outline-level="2">Sintaxis de filtro</text:h>
      <text:p text:style-name="Text_20_body">filter -&gt; valor | '['campo']' op valor | '['campo']' op '[' campo ']'</text:p>
      <text:p text:style-name="Text_20_body"><text:tab/> | '(' filter ')' | filter 'AND' filter | filter 'OR' filter</text:p>
      <text:p text:style-name="Text_20_body">op -&gt; = | == | &lt; | &gt; | &gt;= | &lt;= | =&gt;</text:p>
      <text:p text:style-name="Text_20_body">valor -&gt; [_0-9A-Za-z]*</text:p>
      <text:p text:style-name="Text_20_body">campo -&gt; [#{}._0-9A-Za-z]*</text:p>
      <text:p text:style-name="Text_20_body"/>
      <text:p text:style-name="Text_20_body">Si algunas de las expresiones booleanas contienen 'valor' se entiende que es búsqueda full-text.</text:p>
      <text:p text:style-name="Text_20_body">'campo' puede hacer referencia:</text:p>
      <text:list xml:id="list7063780213803309245" text:style-name="L12">
        <text:list-item>
          <text:p text:style-name="P19">al nombre de una columna (ej: IMPORTE)</text:p>
        </text:list-item>
        <text:list-item>
          <text:p text:style-name="P19">un atributo de los metadatos del usuario (ej: #{user.login}, #{user.roles}, #{user.grupos}, #{user.attr.CENTROS})</text:p>
        </text:list-item>
        <text:list-item>
          <text:p text:style-name="P19"><text:soft-page-break/>un valor de los datos (ej: #{data.SALARIO})</text:p>
        </text:list-item>
        <text:list-item>
          <text:p text:style-name="P19">un valor de la clave primaria (ej: #{id.ID_SOLICITUD})</text:p>
        </text:list-item>
        <text:list-item>
          <text:p text:style-name="P19">el nombre del servicio (ej: #{table} )</text:p>
        </text:list-item>
        <text:list-item>
          <text:p text:style-name="P19">un campo de la url (ej: #{ui.CAMPO})</text:p>
        </text:list-item>
        <text:list-item>
          <text:p text:style-name="P19">cualquier referencia tipo Mybatis de los objetos presentes en la llamada.</text:p>
        </text:list-item>
      </text:list>
      <text:p text:style-name="Text_20_body"/>
      <text:p text:style-name="Text_20_body">Resumiendo, los objetos accesibles para 'campo' son: user, table, info, filter, limit, offset, order, orderby, fields, ui, query, out, id y data.</text:p>
      <text:p text:style-name="Text_20_body"/>
      <text:h text:style-name="Heading_20_2" text:outline-level="2">Sintaxis de SEC_INFO</text:h>
      <text:p text:style-name="Text_20_body">sec_info -&gt; key '=' valor [ ',' sec_info ]</text:p>
      <text:p text:style-name="Text_20_body">key -&gt; ( S | I | U | D | E )*</text:p>
      <text:p text:style-name="Text_20_body">valor -&gt; filter [ ':' valor ]</text:p>
      <text:p text:style-name="Text_20_body"/>
      <text:p text:style-name="Text_20_body">Una linea de sec_info es una lista de pares key/valor para cada una de las operaciones que expone el servicio: S (select), I (insert), U (update), D (delete), E (execute) y la condición que se debe cumplir para que el servicio se ejecute.</text:p>
      <text:p text:style-name="Text_20_body"/>
      <text:p text:style-name="Text_20_body">La sintaxis de 'valor' es idéntica a la utilizada en el filtro de datos, pero la semántica es diferente:</text:p>
      <text:p text:style-name="Text_20_body">'valor' sin operación: hace referencia a un rol dentro del array de valores User.getRoles.</text:p>
      <text:p text:style-name="Text_20_body">'campo' puede hacer referencia:</text:p>
      <text:list xml:id="list30500690" text:continue-numbering="true" text:style-name="L12">
        <text:list-item>
          <text:p text:style-name="P19">un atributo de los metadatos del usuario (ej: #{user.login}, #{user.roles}, #{user.grupos}, #{user.attr.CENTROS})</text:p>
        </text:list-item>
        <text:list-item>
          <text:p text:style-name="P19">un valor de los datos (ej: #{data.SALARIO})</text:p>
        </text:list-item>
        <text:list-item>
          <text:p text:style-name="P19">un valor de la clave primaria (ej: #{id.ID_SOLICITUD})</text:p>
        </text:list-item>
        <text:list-item>
          <text:p text:style-name="P19">el nombre del servicio (ej: #{table} )</text:p>
        </text:list-item>
      </text:list>
      <text:p text:style-name="Text_20_body"/>
      <text:p text:style-name="Text_20_body">Los objetos accesibles aqui son: user.login, user.roles, user.grupos, user.attr, data, id y table.</text:p>
      <text:p text:style-name="Text_20_body"/>
      <text:h text:style-name="Heading_20_2" text:outline-level="2">Sintaxis de mapperInfo dentro del fichero Spring para info y secInfo</text:h>
      <text:p text:style-name="Text_20_body">-- TODO --</text:p>
      <text:p text:style-name="Text_20_body"/>
      <text:p text:style-name="Text_20_body"/>
      <text:h text:style-name="P7" text:outline-level="1">Estructura de clases</text:h>
      <text:p text:style-name="Text_20_body"><draw:frame draw:style-name="fr1" draw:name="gráficos2" text:anchor-type="paragraph" svg:x="0cm" svg:y="-0.166cm" svg:width="16.999cm" svg:height="12.495cm" draw:z-index="1"><draw:image xlink:href="Pictures/2000000700007B0D00005A75E08E687A.svm" xlink:type="simple" xlink:show="embed" xlink:actuate="onLoad"/></draw:frame>GenericREST implementa un servicio como cualquier otro, tiene asociado un ServiceDao, un ServiceDaoImpl y un ServiceMapper de Ibatis. También tiene asociado un SecurityDao que implementa la seguridad y un UserDao que implementa los atributos/metadatos del usuario.</text:p>
      <text:p text:style-name="Text_20_body"/>
      <text:p text:style-name="Text_20_body">La implementación del UserDao es específica de cada implantación, su única misión es implementar los métodos "getLogin" (devolver el login/id de la pesona que está accediendo al servicio), "initUser" y "getUser" que devuelven los metadatos del usuario. Un usuario es básicamente un contendor de atributos.</text:p>
      <text:p text:style-name="Text_20_body"/>
      <text:p text:style-name="Text_20_body">La implementación de SecurityDao corre a cuenta de GenericRest y se apoya en los metadatos del usuario que devuelve UserDao. También se apoya en la información que suministra GenericMapperInfo.</text:p>
      <text:p text:style-name="Text_20_body"/>
      <text:p text:style-name="Text_20_body">GenericMapperInfo mantiene información de todos los servicios desplegados por GenericRest, su nombre, las columnas, la clave primaria, etc...Esta información proviene de dos fuentes: dentro de la configuración del objeto: "info" y "security" y otro que delega en base de datos la información de los servicios.</text:p>
      <text:p text:style-name="Text_20_body"><text:soft-page-break/></text:p>
      <text:p text:style-name="Text_20_body">La idea de tener dos fuentes es que hay servicios que se pueden definir estáticamente y otros dinámicamente. Un error en los datos podría provocar la no recuperación de la aplicación hasta que se corrijan, esto permitiría tener siempre algún servicio mínimo funcionando.</text:p>
      <text:p text:style-name="Text_20_body"/>
      <text:p text:style-name="Text_20_body">GenericDatabaseInfo implementa la definición de los servicios en base de datos, tiene asociado el nombre de la tabla que almacenará la definición, y las sentencias SQL asociadas a las diferentes acciones.</text:p>
      <text:p text:style-name="Text_20_body"/>
      <text:h text:style-name="Heading_20_2" text:outline-level="2">Acerca de los Resolvers</text:h>
      <text:p text:style-name="Text_20_body">Un resolver es un trozo de código que sabe qué sentencia SQL debe hacer en cada momento usando los datos que el servicio REST provee (en función del tipo y de la llamada al resolver le llegan unos datos u otros). Con esa información el resolver es capaz de costruir dinámicamente una sentencia SQL usando la misma sintaxis que permite MyBatis en un provider.</text:p>
      <text:p text:style-name="Text_20_body"/>
      <text:p text:style-name="Text_20_body">En GenericRest hay implementados dos resolvers:</text:p>
      <text:list xml:id="list5003661918406608767" text:style-name="L13">
        <text:list-item>
          <text:p text:style-name="P20">GenericMapperInfoTableResolverImpl: resuelve el caso más simple del CRUD a una tabla de la base de datos.</text:p>
        </text:list-item>
        <text:list-item>
          <text:p text:style-name="P20">BasicDatabaseResolver: este resolver, además de estar en base de datos, permite indicar la cláusula SELECT, INSERT, DELETE y UPDATE de un CRUD y la de definir el código PL/SQL de la llamada a un FUNCTION o PREOCEDURE.</text:p>
        </text:list-item>
      </text:list>
      <text:p text:style-name="Text_20_body"/>
      <text:p text:style-name="Text_20_body">Se pueden crear resolvers particulares con otras funcionalidades, o bien extendiendo de los existentes o implementando la interfaz.</text:p>
      <text:p text:style-name="Text_20_body"/>
      <text:h text:style-name="Heading_20_2" text:outline-level="2">Acerca de los SecurityResolvers</text:h>
      <text:p text:style-name="Text_20_body">Un SecurityResolver es un trozo de código que decide si una petición puede ejecutarla o no un usuario con todos los parámetros que se le pasan al servicio.</text:p>
      <text:p text:style-name="Text_20_body"/>
      <text:p text:style-name="Text_20_body">En GenericRest hay implementado un resolver:</text:p>
      <text:list xml:id="list8788998316324348867" text:style-name="L14">
        <text:list-item>
          <text:p text:style-name="P21">GenericMapperSecurityTableResolverImpl: es el que dota de significado al campo SEC_INFO y define la sintaxis del valor (del par key=valor) y su semántica.</text:p>
        </text:list-item>
      </text:list>
      <text:p text:style-name="Text_20_body"/>
      <text:p text:style-name="Text_20_body">Se pueden crear resolvers que implementen relaciones complejas de seguridad.</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ans-serif"/>
    <style:font-face style:name="Courier New" svg:font-family="'Courier New'"/>
    <style:font-face style:name="OpenSymbol" svg:font-family="OpenSymbol"/>
    <style:font-face style:name="Tahoma1" svg:font-family="Tahoma"/>
    <style:font-face style:name="Times New Roman" svg:font-family="'Times New Roman'" style:font-family-generic="roman" style:font-pitch="variable"/>
    <style:font-face style:name="Times New Roman1" svg:font-family="'Times New Roman'" style:font-adornments="Negrit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cm" fo:margin-bottom="0.21cm"/>
      <style:text-properties style:font-name="Times New Roman1" fo:font-size="12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cm" fo:border-left="none" fo:border-right="none" fo:border-top="none" fo:border-bottom="0.002cm solid #000000" style:shadow="none"/>
      <style:text-properties fo:font-size="8pt" style:font-size-asian="8pt" style:font-size-complex="8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GenericRest v 1.0.0<text:tab/><text:tab/>20/10/2016</text:p>
      </style:header>
      <style:footer>
        <text:p text:style-name="MP2"><text:page-number text:select-page="current">13</text:page-number>/<text:page-count>13</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3H45M59S</meta:editing-duration>
    <meta:editing-cycles>18</meta:editing-cycles>
    <meta:generator>OpenOffice/4.1.2$Win32 OpenOffice.org_project/412m3$Build-9782</meta:generator>
    <dc:date>2016-10-21T10:33:48.37</dc:date>
    <meta:document-statistic meta:table-count="0" meta:image-count="6" meta:object-count="0" meta:page-count="13" meta:paragraph-count="193" meta:word-count="2517" meta:character-count="15113"/>
    <meta:user-defined meta:name="Info 1"/>
    <meta:user-defined meta:name="Info 2"/>
    <meta:user-defined meta:name="Info 3"/>
    <meta:user-defined meta:name="Info 4"/>
  </office:meta>
</office:document-meta>
</file>